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Text_20_body">
      <style:text-properties fo:font-weight="normal" officeooo:rsid="000defeb" officeooo:paragraph-rsid="000defeb" style:font-weight-asian="normal" style:font-weight-complex="normal"/>
    </style:style>
    <style:style style:name="P3" style:family="paragraph" style:parent-style-name="Text_20_body">
      <style:text-properties fo:font-weight="normal" officeooo:rsid="0014552f" officeooo:paragraph-rsid="0014552f" style:font-weight-asian="normal" style:font-weight-complex="normal"/>
    </style:style>
    <style:style style:name="P4" style:family="paragraph" style:parent-style-name="Text_20_body">
      <style:text-properties fo:font-weight="normal" officeooo:rsid="00146824" officeooo:paragraph-rsid="00146824" style:font-weight-asian="normal" style:font-weight-complex="normal"/>
    </style:style>
    <style:style style:name="P5" style:family="paragraph" style:parent-style-name="Code">
      <style:text-properties fo:font-weight="normal" officeooo:rsid="00146824" officeooo:paragraph-rsid="00146824" style:font-weight-asian="normal" style:font-weight-complex="normal"/>
    </style:style>
    <style:style style:name="P6" style:family="paragraph" style:parent-style-name="Text_20_body">
      <style:text-properties fo:font-weight="normal" officeooo:rsid="000defeb" officeooo:paragraph-rsid="000defeb" style:font-weight-asian="normal" style:font-weight-complex="normal"/>
    </style:style>
    <style:style style:name="P7" style:family="paragraph" style:parent-style-name="Text_20_body">
      <style:text-properties officeooo:rsid="00200f83" officeooo:paragraph-rsid="00200f83"/>
    </style:style>
    <style:style style:name="P8" style:family="paragraph" style:parent-style-name="Text_20_body">
      <style:text-properties fo:font-weight="bold" officeooo:rsid="0010004f" officeooo:paragraph-rsid="00200f83" style:font-weight-asian="bold" style:font-weight-complex="bold"/>
    </style:style>
    <style:style style:name="P9" style:family="paragraph" style:parent-style-name="Heading_20_1">
      <style:text-properties fo:language="pl" fo:country="PL" officeooo:rsid="0003dee4" officeooo:paragraph-rsid="0003dee4"/>
    </style:style>
    <style:style style:name="P10" style:family="paragraph" style:parent-style-name="Code">
      <style:text-properties officeooo:rsid="000defeb" officeooo:paragraph-rsid="00200f83"/>
    </style:style>
    <style:style style:name="P11" style:family="paragraph" style:parent-style-name="Heading_20_3">
      <style:text-properties officeooo:paragraph-rsid="000c5c60"/>
    </style:style>
    <style:style style:name="P12" style:family="paragraph" style:parent-style-name="Heading_20_3">
      <style:text-properties fo:font-weight="bold" officeooo:rsid="000c5c60" officeooo:paragraph-rsid="000defeb" style:font-weight-asian="bold" style:font-weight-complex="bold"/>
    </style:style>
    <style:style style:name="P13" style:family="paragraph" style:parent-style-name="Heading_20_3">
      <style:text-properties officeooo:rsid="000f7e75" officeooo:paragraph-rsid="000f7e75"/>
    </style:style>
    <style:style style:name="P14" style:family="paragraph" style:parent-style-name="Heading_20_3">
      <style:text-properties officeooo:rsid="00200f83" officeooo:paragraph-rsid="00200f83"/>
    </style:style>
    <style:style style:name="P15" style:family="paragraph" style:parent-style-name="Heading_20_3">
      <style:text-properties officeooo:rsid="000c5c6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f751" style:font-weight-asian="normal" style:font-weight-complex="normal"/>
    </style:style>
    <style:style style:name="T3" style:family="text">
      <style:text-properties fo:font-weight="normal" officeooo:rsid="000defeb" style:font-weight-asian="normal" style:font-weight-complex="normal"/>
    </style:style>
    <style:style style:name="T4" style:family="text">
      <style:text-properties fo:font-weight="normal" officeooo:rsid="0021ac3e" style:font-weight-asian="normal" style:font-weight-complex="normal"/>
    </style:style>
    <style:style style:name="T5" style:family="text">
      <style:text-properties officeooo:rsid="000c5c60"/>
    </style:style>
    <style:style style:name="T6" style:family="text">
      <style:text-properties officeooo:rsid="000defeb"/>
    </style:style>
    <style:style style:name="T7" style:family="text">
      <style:text-properties officeooo:rsid="0014552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0f83"/>
    </style:style>
    <style:style style:name="T10" style:family="text">
      <style:text-properties officeooo:rsid="0021ac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Kolokwium <text:span text:style-name="T5">3c</text:span></text:h>
      <text:h text:style-name="P11" text:outline-level="3">Zadanie 1 </text:h>
      <text:p text:style-name="P7">Mam dane w pliku my-important-data.bin, jest to plik binarny który ma rozmiar 32GB, mój RAM ma tylko 16GB. </text:p>
      <text:p text:style-name="P7"/>
      <text:p text:style-name="P7">Czy istnieje metoda by uzyskać wskaźnik (lub macierz numpy) za pomocą którego można zaadresować zarówno koniec jak i początek pliku. <text:span text:style-name="T10">Jeśli taka metoda istnieje podaj kod otwierający ten plik zakładając że plik ten zawiera jednowymiarową tablice double. </text:span></text:p>
      <text:h text:style-name="P15" text:outline-level="3"><text:span text:style-name="T8">Zadanie 2</text:span></text:h>
      <text:p text:style-name="P2">Napisz program <text:span text:style-name="T7">konwertujący plik</text:span> csv<text:span text:style-name="T7"> na plik binarny</text:span>.<text:span text:style-name="T9"> </text:span><text:s/><text:span text:style-name="T7">Program czyta z pliku in.csv </text:span>Program <text:span text:style-name="T7">powinien zapisywać do pliku out.bin. Plik binarny zawiera tablicę danych, a każdy wiersz zawiera trzy elementy: liczbę całkowitą bez znaku o długości 16bitów oraz dwa floaty o długości 64bitów. </text:span></text:p>
      <text:p text:style-name="P2"/>
      <text:p text:style-name="P3">Dane w pliku in.csv to: </text:p>
      <text:p text:style-name="P10"><text:span text:style-name="T9">1</text:span>,<text:span text:style-name="T9">0.5</text:span>,<text:span text:style-name="T9">0.7</text:span></text:p>
      <text:p text:style-name="P10"><text:span text:style-name="T9">2</text:span>,<text:span text:style-name="T9">0.2</text:span>,<text:span text:style-name="T9">0.3</text:span></text:p>
      <text:p text:style-name="P10"><text:span text:style-name="T9">3</text:span>,<text:span text:style-name="T9">0.2</text:span>,<text:span text:style-name="T9">0.1</text:span></text:p>
      <text:p text:style-name="P10"/>
      <text:h text:style-name="P12" text:outline-level="3">Zadanie <text:span text:style-name="T6">3</text:span></text:h>
      <text:p text:style-name="P8"><text:span text:style-name="T6">Uwaga:</text:span><text:span text:style-name="T3"> pełne punkty będ</text:span><text:span text:style-name="T2">ą</text:span><text:span text:style-name="T3"> możliwe do otrzymania tylko za w pełni zwektoryzowany kod. </text:span><text:span text:style-name="T2">Uwaga proszę trzy razy sprawdzić czy każdy detal Waszego programu jest poprawny. </text:span></text:p>
      <text:p text:style-name="P8"><text:span text:style-name="T2"/></text:p>
      <text:p text:style-name="P4">Dane są dane wygenerowane w następujący sposób: </text:p>
      <text:p text:style-name="P5">data = np.random.rand(<text:span text:style-name="T9">1000</text:span>)</text:p>
      <text:p text:style-name="P7">stwórz tablicę max_5 która ma długość 200 elementów a element o indeksie ii tej tablicy zawiera największą wartość w zbiorze data[ii*5, ii*5+5]. </text:p>
      <text:p text:style-name="P7"/>
      <text:p text:style-name="P7">Podpowiedź: rozwiązaniem może być zmiana ilości wymiarów tablicy data. </text:p>
      <text:h text:style-name="P13" text:outline-level="3">Zadanie 4</text:h>
      <text:p text:style-name="P8"><text:span text:style-name="T6">Uwaga:</text:span><text:span text:style-name="T3"> pełne punkty będ</text:span><text:span text:style-name="T2">ą</text:span><text:span text:style-name="T3"> możliwe do otrzymania tylko za w pełni zwektoryzowany kod. </text:span><text:span text:style-name="T2">Uwaga proszę trzy razy sprawdzić czy każdy detal Waszego programu jest poprawny. </text:span></text:p>
      <text:p text:style-name="P8"><text:span text:style-name="T2"/></text:p>
      <text:p text:style-name="P7"><text:span text:style-name="T2">M</text:span><text:span text:style-name="T1">am tabelkę zawierającą oceny studentow, tabelka ta jest w pliku in.csv (zawartość poniżej):</text:span></text:p>
      <text:p text:style-name="P7"/>
      <text:p text:style-name="Code">Nr indeksu; Zaj 1; Zaj 2; Zaj 3</text:p>
      <text:p text:style-name="Code"><text:span text:style-name="T1">00001;5;5;5</text:span></text:p>
      <text:p text:style-name="Code"><text:span text:style-name="T1">00002;5;5;5</text:span></text:p>
      <text:p text:style-name="Code"><text:span text:style-name="T1">00003;5;5;5</text:span></text:p>
      <text:p text:style-name="P7"/>
      <text:p text:style-name="P7">Chciałbym z niej otrzymać tabelkę w postaci: </text:p>
      <text:p text:style-name="P7"/>
      <text:p text:style-name="Code">Nr indeksu; Zajęcia; Ocena</text:p>
      <text:p text:style-name="Code">00001; Zaj 1; 5</text:p>
      <text:p text:style-name="Code">00001; Zaj 2; 5</text:p>
      <text:p text:style-name="Code">00001; Zaj 3; 5</text:p>
      <text:p text:style-name="Code">00002; Zaj 1; 5</text:p>
      <text:p text:style-name="Code">...</text:p>
      <text:p text:style-name="P7"/>
      <text:p text:style-name="P7">Kolejność wierszy w tabelce wynikowej jest nieistotna. </text:p>
      <text:p text:style-name="P7"/>
      <text:p text:style-name="P7">Napisz kod który wykonuje zadanie. </text:p>
      <text:p text:style-name="P7"/>
      <text:h text:style-name="P14" text:outline-level="3"><text:span text:style-name="T8">Zadanie 5</text:span></text:h>
      <text:p text:style-name="P7">Mam załadowaną do pamięci macierz o rozmiarze 8 GB (mój komputer ma 16GB RAM)<text:span text:style-name="T10"> i nie posiada obszru wymiany. </text:span></text:p>
      <text:p text:style-name="P7"/>
      <text:p text:style-name="Code">data = ...</text:p>
      <text:p text:style-name="P7"><text:span text:style-name="T1">Czy poniższe polecenie wykona się (i dlaczego): </text:span></text:p>
      <text:p text:style-name="P7"/>
      <text:p text:style-name="Code"><text:span text:style-name="T1">print ((data*2)[:115])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99mm" loext:contextual-spacing="true" fo:line-height="100%" fo:background-color="transparent">
        <style:tab-stops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Liberation Mono" fo:font-family="'Liberation Mono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5-01-26T19:33:31.685144589</dc:date>
    <dc:creator>Jacek Bzdak</dc:creator>
    <meta:editing-duration>PT1H27M37S</meta:editing-duration>
    <meta:editing-cycles>10</meta:editing-cycles>
    <meta:generator>LibreOffice/4.3.3.2$Linux_X86_64 LibreOffice_project/430m0$Build-2</meta:generator>
    <meta:printed-by>Jacek Bzdak</meta:printed-by>
    <meta:print-date>2014-10-22T21:44:20.888711952</meta:print-date>
    <meta:document-statistic meta:table-count="0" meta:image-count="0" meta:object-count="0" meta:page-count="1" meta:paragraph-count="38" meta:word-count="309" meta:character-count="2022" meta:non-whitespace-character-count="1688"/>
  </office:meta>
</office:document-meta>
</file>